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Capstone Proposal</text:p>
      <text:p text:style-name="P1">George Wood</text:p>
      <text:p text:style-name="P1">10/24/17</text:p>
      <text:p text:style-name="P1"/>
      <text:p text:style-name="P2"><text:tab/>One of the most vital milestones in the development of modern cybersecurity was the creation of the RSA cryptosystem, a block cipher primarily used for secret sharing. A substandard understanding of this system can, therefore, result in greater risk to parties who are not aware of how their digital defenses function. I plan to implement RSA from scratch (using minimal nonstandard libraries) in C++ in the context of a fully-functional RSA program. This will include a full GUI, with menus for encryption, decryption, generalized authentication, key generation, and graphical explanations of each step of these processes. Additionally, an explanation of the reasons that such advanced cryptography was not possible prior to the advent of modern computing will be given from a viewpoint rooted in cognitive science. Through this, I intend to accomplish the creation of a full-fledged RSA security suite that allows for a high degree of security, while simultaneously creating a tool to help explain RSA (and why people can’t feasibly do it by hand) to parties with any level of familiarity with the top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e Wood</meta:initial-creator>
    <meta:creation-date>2017-10-03T17:59:06.98</meta:creation-date>
    <dc:date>2017-10-23T18:29:48.91</dc:date>
    <meta:editing-duration>PT58M6S</meta:editing-duration>
    <meta:editing-cycles>6</meta:editing-cycles>
    <meta:generator>OpenOffice/4.1.2$Win32 OpenOffice.org_project/412m3$Build-9782</meta:generator>
    <meta:document-statistic meta:table-count="0" meta:image-count="0" meta:object-count="0" meta:page-count="1" meta:paragraph-count="4" meta:word-count="182" meta:character-count="1146"/>
    <dc:creator>George Wood</dc:creator>
  </office:meta>
</office:document-meta>
</file>